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P2" style:family="paragraph" style:parent-style-name="Subtitle">
      <style:paragraph-properties fo:break-before="auto" style:writing-mode="lr-tb"/>
    </style:style>
    <style:style style:name="T2_1" style:family="text"/>
    <style:style style:name="P3" style:family="paragraph" style:parent-style-name="Standard">
      <style:paragraph-properties fo:break-before="auto" style:writing-mode="lr-tb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text-underline-style="solid" style:text-underline-color="font-color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</office:automatic-styles>
  <office:body>
    <office:text>
      <text:p text:style-name="P1"><text:bookmark-start text:name="h.oedj7q738nqf"/><text:bookmark-end text:name="h.oedj7q738nqf"/><text:span text:style-name="T1_1">INTERPOLATETITLE</text:span><text:span text:style-name="T1_2"><text:s/></text:span></text:p>
      <text:p text:style-name="P2"><text:bookmark-start text:name="h.gjuyvz4bqhg2"/><text:bookmark-end text:name="h.gjuyvz4bqhg2"/><text:span text:style-name="T2_1">INTERPOLATESUB</text:span></text:p>
      <text:p text:style-name="P3"/>
      <text:p text:style-name="P4"><text:span text:style-name="T4_1">DELETEME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background-color="#cfe2f3"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background-color="#cfe2f3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background-color="#cfe2f3"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background-color="#cfe2f3" fo:font-style="italic" style:font-style-asian="italic" style:font-style-complex="italic" fo:color="#666666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background-color="#cfe2f3"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background-color="#cfe2f3"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background-color="#9fc5e8"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background-color="#9fc5e8"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1.499cm" fo:padding-right="0cm" fo:margin-right="1.499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P2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</office:automatic-styles>
  <office:master-styles>
    <style:master-page style:name="Standard" style:page-layout-name="pm1">
      <style:header>
        <text:p text:style-name="P1"/>
      </style:header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